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4pt" style:font-size-asian="44pt" style:font-size-complex="44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officeooo:paragraph-rsid="000fa3c9" style:font-size-asian="10.5pt" style:font-size-complex="12pt"/>
    </style:style>
    <style:style style:name="P4" style:family="paragraph" style:parent-style-name="Standard">
      <style:text-properties fo:font-size="12pt" officeooo:rsid="000fa3c9" officeooo:paragraph-rsid="000fa3c9" style:font-size-asian="10.5pt" style:font-size-complex="12pt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paragraph-rsid="000fa3c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rsid="001139f5" officeooo:paragraph-rsid="001139f5" style:font-size-asian="10.5pt" style:font-size-complex="12pt"/>
    </style:style>
    <style:style style:name="T1" style:family="text">
      <style:text-properties officeooo:rsid="000f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3a28" style:font-style-asian="italic" style:font-style-complex="italic"/>
    </style:style>
    <style:style style:name="T4" style:family="text">
      <style:text-properties fo:font-style="italic" officeooo:rsid="00128d09" style:font-style-asian="italic" style:font-style-complex="italic"/>
    </style:style>
    <style:style style:name="T5" style:family="text">
      <style:text-properties officeooo:rsid="00103a28"/>
    </style:style>
    <style:style style:name="T6" style:family="text">
      <style:text-properties officeooo:rsid="00113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dentificação da Empres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LATÓRIO DE PLANEAMENTO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dentificação do Projeto, 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<text:span text:style-name="T6">Í</text:span>ndice</text:p>
      <text:p text:style-name="P2"/>
      <text:p text:style-name="P6">- Introdução</text:p>
      <text:p text:style-name="P4">[Devem contextualizar o projeto a implementar, indicando objetivos, descrição sumária, <text:span text:style-name="T2">stakeholders</text:span>. Deve ficar-se com uma ideia clara do âmbito do projeto]</text:p>
      <text:p text:style-name="P3"><text:s/></text:p>
      <text:p text:style-name="P6">- <text:span text:style-name="T1">Apresentação da planificação geral do projeto</text:span></text:p>
      <text:p text:style-name="P4">[Neste item devem identificar as seguintes informações do projeto (na forma de uma <text:span text:style-name="T2">task</text:span> e <text:span text:style-name="T2">resource</text:span> <text:span text:style-name="T2">sheets</text:span>): WBS, tarefas, milestones, duração das tarefas, recursos atribuídos, informações sobre os recursos, custos. Podem estar ainda definidas outras informações que considerem importantes]</text:p>
      <text:p text:style-name="P3"/>
      <text:p text:style-name="P5">- <text:span text:style-name="T1">Plano de riscos</text:span></text:p>
      <text:p text:style-name="P4">[<text:span text:style-name="T5">Começar por apresentar nesta secção a matriz de exposição ao risco do projeto. Em seguida definir critérios para a utilização de técnicas para a realização de estimativas como a de </text:span><text:span text:style-name="T4">D</text:span><text:span text:style-name="T3">elphi</text:span><text:span text:style-name="T5"> ou </text:span><text:span text:style-name="T3">Pert</text:span><text:span text:style-name="T5">. O passo seguinte passo por apresentar tabela com o registo dos riscos (de acordo com os critérios anteriores). Aqui devem ser identificados os itens (e.g., tarefas de risco) e o plano de ação]</text:span></text:p>
      <text:p text:style-name="P2"/>
      <text:p text:style-name="P5">- <text:span text:style-name="T6">Matriz de responsabilidades</text:span></text:p>
      <text:p text:style-name="P8">[Apresentar a versão atual à data da matriz de responsabilidades do projeto]</text:p>
      <text:p text:style-name="P2"/>
      <text:p text:style-name="P5">Anexo </text:p>
      <text:p text:style-name="P2">Diagrama de Gant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Malheiro</meta:initial-creator>
    <meta:creation-date>2013-04-19T13:57:41</meta:creation-date>
    <meta:generator>LibreOffice/5.1.6.2$Linux_X86_64 LibreOffice_project/10m0$Build-2</meta:generator>
    <dc:date>2018-03-22T15:43:35.619719513</dc:date>
    <meta:editing-duration>PT22M50S</meta:editing-duration>
    <meta:editing-cycles>9</meta:editing-cycles>
    <meta:document-statistic meta:table-count="0" meta:image-count="0" meta:object-count="0" meta:page-count="2" meta:paragraph-count="15" meta:word-count="169" meta:character-count="1120" meta:non-whitespace-character-count="962"/>
  </office:meta>
</office:document-meta>
</file>